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Nimbus Sans L" svg:font-family="'Nimbus Sans L'" style:font-family-generic="swiss" style:font-pitch="variable"/>
    <style:font-face style:name="Albany AMT1" svg:font-family="'Albany AMT'" style:font-family-generic="system" style:font-pitch="variable"/>
  </office:font-face-decls>
  <office:automatic-styles>
    <style:style style:name="F4IO" style:family="table">
      <style:table-properties style:width="4.1743in" fo:margin-left="1.3868in" fo:margin-right="1.3639in" table:align="margins"/>
    </style:style>
    <style:style style:name="F4IO.A" style:family="table-column">
      <style:table-column-properties style:column-width="1.441in" style:rel-column-width="22622*"/>
    </style:style>
    <style:style style:name="F4IO.B" style:family="table-column">
      <style:table-column-properties style:column-width="1.3486in" style:rel-column-width="21172*"/>
    </style:style>
    <style:style style:name="F4IO.C" style:family="table-column">
      <style:table-column-properties style:column-width="1.3847in" style:rel-column-width="21741*"/>
    </style:style>
    <style:style style:name="F4IO.A1" style:family="table-cell">
      <style:table-cell-properties fo:padding="0.0382in" fo:border-left="0.05pt solid #000000" fo:border-right="none" fo:border-top="0.05pt solid #000000" fo:border-bottom="0.05pt solid #000000"/>
    </style:style>
    <style:style style:name="F4IO.C1" style:family="table-cell">
      <style:table-cell-properties fo:padding="0.0382in" fo:border="0.05pt solid #000000"/>
    </style:style>
    <style:style style:name="F4IO.A2" style:family="table-cell">
      <style:table-cell-properties fo:padding="0.0382in" fo:border-left="0.05pt solid #000000" fo:border-right="none" fo:border-top="none" fo:border-bottom="0.05pt solid #000000"/>
    </style:style>
    <style:style style:name="F4IO.C2" style:family="table-cell">
      <style:table-cell-properties fo:padding="0.0382in" fo:border-left="0.05pt solid #000000" fo:border-right="0.05pt solid #000000" fo:border-top="none" fo:border-bottom="0.05pt solid #000000"/>
    </style:style>
    <style:style style:name="Table1" style:family="table">
      <style:table-properties style:width="5.9486in" fo:margin-left="0.4583in" fo:margin-right="0.5181in" table:align="margins"/>
    </style:style>
    <style:style style:name="Table1.A" style:family="table-column">
      <style:table-column-properties style:column-width="0.6514in" style:rel-column-width="7176*"/>
    </style:style>
    <style:style style:name="Table1.B" style:family="table-column">
      <style:table-column-properties style:column-width="0.1639in" style:rel-column-width="1805*"/>
    </style:style>
    <style:style style:name="Table1.C" style:family="table-column">
      <style:table-column-properties style:column-width="5.1333in" style:rel-column-width="56554*"/>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1028in" fo:margin-left="1.541in" fo:margin-right="1.2813in" table:align="margins"/>
    </style:style>
    <style:style style:name="Table2.A" style:family="table-column">
      <style:table-column-properties style:column-width="0.6208in" style:rel-column-width="9916*"/>
    </style:style>
    <style:style style:name="Table2.B" style:family="table-column">
      <style:table-column-properties style:column-width="3.4819in" style:rel-column-width="55619*"/>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style:font-size-asian="12.25pt" style:font-size-complex="14pt"/>
    </style:style>
    <style:style style:name="P2" style:family="paragraph" style:parent-style-name="Standard">
      <style:paragraph-properties fo:text-align="start" style:justify-single-word="false"/>
      <style:text-properties fo:font-size="12pt" style:font-size-asian="10.5pt" style:font-size-complex="12pt"/>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text-align="center" style:justify-single-word="false"/>
      <style:text-properties fo:font-style="normal" style:font-style-asian="normal" style:font-style-complex="normal"/>
    </style:style>
    <style:style style:name="P5" style:family="paragraph" style:parent-style-name="Standard">
      <style:paragraph-properties fo:text-align="start" style:justify-single-word="false"/>
      <style:text-properties fo:font-style="normal" style:font-style-asian="normal" style:font-style-complex="normal"/>
    </style:style>
    <style:style style:name="P6" style:family="paragraph" style:parent-style-name="Standard">
      <style:text-properties style:font-name="Nimbus Sans L" fo:font-style="normal" fo:font-weight="bold" style:font-style-asian="normal" style:font-weight-asian="bold" style:font-style-complex="normal" style:font-weight-complex="bold"/>
    </style:style>
    <style:style style:name="P7" style:family="paragraph" style:parent-style-name="Standard">
      <style:paragraph-properties fo:text-align="start" style:justify-single-word="false"/>
      <style:text-properties style:font-name="Nimbus Sans L" fo:font-style="normal" fo:font-weight="bold" style:font-style-asian="normal" style:font-weight-asian="bold" style:font-style-complex="normal" style:font-weight-complex="bold"/>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style:shadow="none"/>
      <style:text-properties fo:font-weight="bold" style:font-weight-asian="bold" style:font-weight-complex="bold"/>
    </style:style>
    <style:style style:name="P10" style:family="paragraph" style:parent-style-name="Standard">
      <style:paragraph-properties fo:margin-left="0.4925in" fo:margin-right="0in" fo:text-align="start" style:justify-single-word="false" fo:text-indent="0in" style:auto-text-indent="false"/>
      <style:text-properties style:font-name="Courier" fo:font-style="normal" fo:font-weight="bold" style:font-style-asian="normal" style:font-weight-asian="bold" style:font-style-complex="normal" style:font-weight-complex="bold"/>
    </style:style>
    <style:style style:name="P11" style:family="paragraph" style:parent-style-name="Standard">
      <style:paragraph-properties fo:margin-left="0in" fo:margin-right="0in" fo:text-align="start" style:justify-single-word="false" fo:text-indent="0in" style:auto-text-indent="false"/>
      <style:text-properties style:font-name="Thorndale AMT" fo:font-style="normal" fo:font-weight="normal" style:font-style-asian="normal" style:font-weight-asian="normal" style:font-style-complex="normal" style:font-weight-complex="normal"/>
    </style:style>
    <style:style style:name="P12" style:family="paragraph" style:parent-style-name="Standard">
      <style:paragraph-properties fo:margin-left="0in" fo:margin-right="0in" fo:text-align="start" style:justify-single-word="false" fo:text-indent="0in" style:auto-text-indent="false"/>
      <style:text-properties style:font-name="Courier" fo:font-style="normal" fo:font-weight="bold"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Albany AMT" style:font-name-asian="Albany AMT" style:font-name-complex="Albany AM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Grand I/O System</text:p>
      <text:p text:style-name="P2"/>
      <text:p text:style-name="Standard">The grandios module in C is modeled directly on The MPS (Mobil Programming System) I/O Package described by Waite in <text:span text:style-name="T1">Implementing Software for Non-Numeric Applications</text:span><text:span text:style-name="T2">, Appendix A. </text:span></text:p>
      <text:p text:style-name="P3"/>
      <text:p text:style-name="P6">The F4IO Implementation</text:p>
      <text:p text:style-name="Standard"><text:span text:style-name="T2">The MPS package was written in FORTRAN for portability. The implementation in Waite, called F4IO, provides four logical I/O </text:span><text:span text:style-name="T1">channels</text:span><text:span text:style-name="T2"> that correspond to line (or </text:span><text:span text:style-name="T1">record) </text:span><text:span text:style-name="T2">oriented magnetic tape units in FORTRAN vocabulary. It was originally written in FORTRAN IV and conforms to the later FORTRAN 1966 standard. The four channels have the default properties shown in Table 1.</text:span></text:p>
      <text:p text:style-name="P3"/>
      <table:table table:name="F4IO" table:style-name="F4IO">
        <table:table-column table:style-name="F4IO.A"/>
        <table:table-column table:style-name="F4IO.B"/>
        <table:table-column table:style-name="F4IO.C"/>
        <table:table-row>
          <table:table-cell table:style-name="F4IO.A1" office:value-type="string">
            <text:p text:style-name="P9">Channel Number</text:p>
          </table:table-cell>
          <table:table-cell table:style-name="F4IO.A1" office:value-type="string">
            <text:p text:style-name="P9">FORTRAN Unit</text:p>
          </table:table-cell>
          <table:table-cell table:style-name="F4IO.C1" office:value-type="string">
            <text:p text:style-name="P9">Default Use</text:p>
          </table:table-cell>
        </table:table-row>
        <table:table-row>
          <table:table-cell table:style-name="F4IO.A2" office:value-type="string">
            <text:p text:style-name="Table_20_Contents">1</text:p>
          </table:table-cell>
          <table:table-cell table:style-name="F4IO.A2" office:value-type="string">
            <text:p text:style-name="Table_20_Contents">5</text:p>
          </table:table-cell>
          <table:table-cell table:style-name="F4IO.C2" office:value-type="string">
            <text:p text:style-name="Table_20_Contents">Input</text:p>
          </table:table-cell>
        </table:table-row>
        <table:table-row>
          <table:table-cell table:style-name="F4IO.A2" office:value-type="string">
            <text:p text:style-name="Table_20_Contents">2</text:p>
          </table:table-cell>
          <table:table-cell table:style-name="F4IO.A2" office:value-type="string">
            <text:p text:style-name="Table_20_Contents">4</text:p>
          </table:table-cell>
          <table:table-cell table:style-name="F4IO.C2" office:value-type="string">
            <text:p text:style-name="Table_20_Contents">Scratch</text:p>
          </table:table-cell>
        </table:table-row>
        <table:table-row>
          <table:table-cell table:style-name="F4IO.A2" office:value-type="string">
            <text:p text:style-name="Table_20_Contents">3</text:p>
          </table:table-cell>
          <table:table-cell table:style-name="F4IO.A2" office:value-type="string">
            <text:p text:style-name="Table_20_Contents">7</text:p>
          </table:table-cell>
          <table:table-cell table:style-name="F4IO.C2" office:value-type="string">
            <text:p text:style-name="Table_20_Contents">Normal Output</text:p>
          </table:table-cell>
        </table:table-row>
        <table:table-row>
          <table:table-cell table:style-name="F4IO.A2" office:value-type="string">
            <text:p text:style-name="Table_20_Contents">4</text:p>
          </table:table-cell>
          <table:table-cell table:style-name="F4IO.A2" office:value-type="string">
            <text:p text:style-name="Table_20_Contents">6</text:p>
          </table:table-cell>
          <table:table-cell table:style-name="F4IO.C2" office:value-type="string">
            <text:p text:style-name="Table_20_Contents">Error Output</text:p>
          </table:table-cell>
        </table:table-row>
      </table:table>
      <text:p text:style-name="P4"/>
      <text:p text:style-name="P4">Table 1 – Default Channel Properties</text:p>
      <text:p text:style-name="P3"/>
      <text:p text:style-name="P3">The MPS design provides for the possibility of up to nine channels numbered 1 through 9. The grandios implementation, described later, adds the channels numbered 5 through 9 as additional scratch channels that can be configured for the needs of particular applications.</text:p>
      <text:p text:style-name="P3"/>
      <text:p text:style-name="Standard"><text:span text:style-name="T2">Each channel is configured by means of attributes that control the behavior of the channel for reading, writing, open, and control (such as write end-of-file or </text:span><text:span text:style-name="T1">rewind</text:span><text:span text:style-name="T2">), plus a status attribute that reflects the result of operations performed on the channel (such as open, close, or end of file reached). </text:span></text:p>
      <text:p text:style-name="P3"/>
      <text:p text:style-name="P3">These attributes are summarized in Table 2.</text:p>
      <text:p text:style-name="P3"/>
      <table:table table:name="Table1" table:style-name="Table1">
        <table:table-column table:style-name="Table1.A"/>
        <table:table-column table:style-name="Table1.B"/>
        <table:table-column table:style-name="Table1.C"/>
        <table:table-row>
          <table:table-cell table:style-name="Table1.A1" office:value-type="string">
            <text:p text:style-name="Table_20_Contents">Read</text:p>
          </table:table-cell>
          <table:table-cell table:style-name="Table1.A1" office:value-type="string">
            <text:p text:style-name="Table_20_Contents">0</text:p>
          </table:table-cell>
          <table:table-cell table:style-name="Table1.C1" office:value-type="string">
            <text:p text:style-name="Table_20_Contents">Reading is illegal</text:p>
          </table:table-cell>
        </table:table-row>
        <table:table-row>
          <table:table-cell table:style-name="Table1.A2" office:value-type="string">
            <text:p text:style-name="Table_20_Contents"/>
          </table:table-cell>
          <table:table-cell table:style-name="Table1.A2" office:value-type="string">
            <text:p text:style-name="Table_20_Contents">1</text:p>
          </table:table-cell>
          <table:table-cell table:style-name="Table1.C2" office:value-type="string">
            <text:p text:style-name="Table_20_Contents">Read a line of characters assumed <text:span text:style-name="T3">≤</text:span> MAXLEN characters</text:p>
          </table:table-cell>
        </table:table-row>
        <table:table-row>
          <table:table-cell table:style-name="Table1.A2" office:value-type="string">
            <text:p text:style-name="Table_20_Contents">Write</text:p>
          </table:table-cell>
          <table:table-cell table:style-name="Table1.A2" office:value-type="string">
            <text:p text:style-name="Table_20_Contents">0</text:p>
          </table:table-cell>
          <table:table-cell table:style-name="Table1.C2" office:value-type="string">
            <text:p text:style-name="Table_20_Contents">Writing is illegal</text:p>
          </table:table-cell>
        </table:table-row>
        <table:table-row>
          <table:table-cell table:style-name="Table1.A2" office:value-type="string">
            <text:p text:style-name="Table_20_Contents"/>
          </table:table-cell>
          <table:table-cell table:style-name="Table1.A2" office:value-type="string">
            <text:p text:style-name="Table_20_Contents">1</text:p>
          </table:table-cell>
          <table:table-cell table:style-name="Table1.C2" office:value-type="string">
            <text:p text:style-name="Table_20_Contents">Write a fixed length line of MAXLEN characters</text:p>
          </table:table-cell>
        </table:table-row>
        <table:table-row>
          <table:table-cell table:style-name="Table1.A2" office:value-type="string">
            <text:p text:style-name="Table_20_Contents"/>
          </table:table-cell>
          <table:table-cell table:style-name="Table1.A2" office:value-type="string">
            <text:p text:style-name="Table_20_Contents">2</text:p>
          </table:table-cell>
          <table:table-cell table:style-name="Table1.C2" office:value-type="string">
            <text:p text:style-name="Table_20_Contents">Write a variable length line of <text:span text:style-name="T3">≤</text:span> MAXLEN characters</text:p>
          </table:table-cell>
        </table:table-row>
        <table:table-row>
          <table:table-cell table:style-name="Table1.A2" office:value-type="string">
            <text:p text:style-name="Table_20_Contents"/>
          </table:table-cell>
          <table:table-cell table:style-name="Table1.A2" office:value-type="string">
            <text:p text:style-name="Table_20_Contents">3</text:p>
          </table:table-cell>
          <table:table-cell table:style-name="Table1.C2" office:value-type="string">
            <text:p text:style-name="Table_20_Contents">As 2 except that a FORTAN printer carriage control character is inserted</text:p>
          </table:table-cell>
        </table:table-row>
        <table:table-row>
          <table:table-cell table:style-name="Table1.A2" office:value-type="string">
            <text:p text:style-name="Table_20_Contents">Open</text:p>
          </table:table-cell>
          <table:table-cell table:style-name="Table1.A2" office:value-type="string">
            <text:p text:style-name="Table_20_Contents">0</text:p>
          </table:table-cell>
          <table:table-cell table:style-name="Table1.C2" office:value-type="string">
            <text:p text:style-name="Table_20_Contents">No action is required</text:p>
          </table:table-cell>
        </table:table-row>
        <table:table-row>
          <table:table-cell table:style-name="Table1.A2" office:value-type="string">
            <text:p text:style-name="Table_20_Contents"/>
          </table:table-cell>
          <table:table-cell table:style-name="Table1.A2" office:value-type="string">
            <text:p text:style-name="Table_20_Contents">1</text:p>
          </table:table-cell>
          <table:table-cell table:style-name="Table1.C2" office:value-type="string">
            <text:p text:style-name="Table_20_Contents">The channel is rewound each time it is opened</text:p>
          </table:table-cell>
        </table:table-row>
        <table:table-row>
          <table:table-cell table:style-name="Table1.A2" office:value-type="string">
            <text:p text:style-name="Table_20_Contents">Control</text:p>
          </table:table-cell>
          <table:table-cell table:style-name="Table1.A2" office:value-type="string">
            <text:p text:style-name="Table_20_Contents">0</text:p>
          </table:table-cell>
          <table:table-cell table:style-name="Table1.C2" office:value-type="string">
            <text:p text:style-name="Table_20_Contents">No control operations are available</text:p>
          </table:table-cell>
        </table:table-row>
        <table:table-row>
          <table:table-cell table:style-name="Table1.A2" office:value-type="string">
            <text:p text:style-name="Table_20_Contents"/>
          </table:table-cell>
          <table:table-cell table:style-name="Table1.A2" office:value-type="string">
            <text:p text:style-name="Table_20_Contents">1</text:p>
          </table:table-cell>
          <table:table-cell table:style-name="Table1.C2" office:value-type="string">
            <text:p text:style-name="Table_20_Contents">Open for reading until end of file is reached</text:p>
          </table:table-cell>
        </table:table-row>
        <table:table-row>
          <table:table-cell table:style-name="Table1.A2" office:value-type="string">
            <text:p text:style-name="Table_20_Contents"/>
          </table:table-cell>
          <table:table-cell table:style-name="Table1.A2" office:value-type="string">
            <text:p text:style-name="Table_20_Contents">2</text:p>
          </table:table-cell>
          <table:table-cell table:style-name="Table1.C2" office:value-type="string">
            <text:p text:style-name="Table_20_Contents">If open for writing an end-of-file mark is written</text:p>
          </table:table-cell>
        </table:table-row>
        <text:soft-page-break/>
        <table:table-row>
          <table:table-cell table:style-name="Table1.A2" office:value-type="string">
            <text:p text:style-name="Table_20_Contents">Status</text:p>
          </table:table-cell>
          <table:table-cell table:style-name="Table1.A2" office:value-type="string">
            <text:p text:style-name="Table_20_Contents">0</text:p>
          </table:table-cell>
          <table:table-cell table:style-name="Table1.C2" office:value-type="string">
            <text:p text:style-name="Table_20_Contents">The channel is not available</text:p>
          </table:table-cell>
        </table:table-row>
        <table:table-row>
          <table:table-cell table:style-name="Table1.A2" office:value-type="string">
            <text:p text:style-name="Table_20_Contents"/>
          </table:table-cell>
          <table:table-cell table:style-name="Table1.A2" office:value-type="string">
            <text:p text:style-name="Table_20_Contents">1</text:p>
          </table:table-cell>
          <table:table-cell table:style-name="Table1.C2" office:value-type="string">
            <text:p text:style-name="Table_20_Contents">The channel is closed</text:p>
          </table:table-cell>
        </table:table-row>
        <table:table-row>
          <table:table-cell table:style-name="Table1.A2" office:value-type="string">
            <text:p text:style-name="Table_20_Contents"/>
          </table:table-cell>
          <table:table-cell table:style-name="Table1.A2" office:value-type="string">
            <text:p text:style-name="Table_20_Contents">2</text:p>
          </table:table-cell>
          <table:table-cell table:style-name="Table1.C2" office:value-type="string">
            <text:p text:style-name="Table_20_Contents">The channel is open for reading</text:p>
          </table:table-cell>
        </table:table-row>
        <table:table-row>
          <table:table-cell table:style-name="Table1.A2" office:value-type="string">
            <text:p text:style-name="Table_20_Contents"/>
          </table:table-cell>
          <table:table-cell table:style-name="Table1.A2" office:value-type="string">
            <text:p text:style-name="Table_20_Contents">3</text:p>
          </table:table-cell>
          <table:table-cell table:style-name="Table1.C2" office:value-type="string">
            <text:p text:style-name="Table_20_Contents">The channel is open for writing</text:p>
          </table:table-cell>
        </table:table-row>
        <table:table-row>
          <table:table-cell table:style-name="Table1.A2" office:value-type="string">
            <text:p text:style-name="Table_20_Contents"/>
          </table:table-cell>
          <table:table-cell table:style-name="Table1.A2" office:value-type="string">
            <text:p text:style-name="Table_20_Contents">4</text:p>
          </table:table-cell>
          <table:table-cell table:style-name="Table1.C2" office:value-type="string">
            <text:p text:style-name="Table_20_Contents">The channel is open for both reading and writing</text:p>
          </table:table-cell>
        </table:table-row>
        <table:table-row>
          <table:table-cell table:style-name="Table1.A2" office:value-type="string">
            <text:p text:style-name="Table_20_Contents"/>
          </table:table-cell>
          <table:table-cell table:style-name="Table1.A2" office:value-type="string">
            <text:p text:style-name="Table_20_Contents">5</text:p>
          </table:table-cell>
          <table:table-cell table:style-name="Table1.C2" office:value-type="string">
            <text:p text:style-name="Table_20_Contents">An end-of-file or end-of-medium has been detected</text:p>
          </table:table-cell>
        </table:table-row>
      </table:table>
      <text:p text:style-name="P3"/>
      <text:p text:style-name="P4">Table 2 – Channel Attributes and Status Codes</text:p>
      <text:p text:style-name="P5"/>
      <text:p text:style-name="P5">The F4IO implementation provides a main program that initializes the channels as described in Table 1. Then it calls an application program which has the generic name PROGR. This external application program can be an implementation of the SIMCMP or STAGE2 macro processors, a test program, or any other application that makes use of the I/O module. When the PROGR application returns control to the main program it closes all the channels that accept the close operation.</text:p>
      <text:p text:style-name="P5"/>
      <text:p text:style-name="P5">The workhorse of F4IO is FUNCTION IOOP(JOP,JCH,JBA,JP1,JP2) where JOP is the operation code (-1 for read, 0 for control, 1 for write), JCH is the channel number, JBA is the array of characters for input of output, JP1 is the beginning index in JBA, and JP2 is the end index.</text:p>
      <text:p text:style-name="P5"/>
      <text:p text:style-name="P5">IOOP checks the operation requested for legality, opens the channel if needed, and routs the operation to another subroutine for read, write, or control. IOOP sets the status of the channel to reflect the success or failure of the operation and returns an error code shown in Table 3 if anything went wrong.</text:p>
      <text:p text:style-name="P5"/>
      <table:table table:name="Table2" table:style-name="Table2">
        <table:table-column table:style-name="Table2.A"/>
        <table:table-column table:style-name="Table2.B"/>
        <table:table-row>
          <table:table-cell table:style-name="Table2.A1" office:value-type="string">
            <text:p text:style-name="P8">IOOP</text:p>
          </table:table-cell>
          <table:table-cell table:style-name="Table2.B1" office:value-type="string">
            <text:p text:style-name="P8"/>
          </table:table-cell>
        </table:table-row>
        <table:table-row>
          <table:table-cell table:style-name="Table2.A2" office:value-type="string">
            <text:p text:style-name="P8">0</text:p>
          </table:table-cell>
          <table:table-cell table:style-name="Table2.B2" office:value-type="string">
            <text:p text:style-name="P8">Operation completed normally</text:p>
          </table:table-cell>
        </table:table-row>
        <table:table-row>
          <table:table-cell table:style-name="Table2.A2" office:value-type="string">
            <text:p text:style-name="P8">1</text:p>
          </table:table-cell>
          <table:table-cell table:style-name="Table2.B2" office:value-type="string">
            <text:p text:style-name="P8">End-of-file or end -of-medium was detected</text:p>
          </table:table-cell>
        </table:table-row>
        <table:table-row>
          <table:table-cell table:style-name="Table2.A2" office:value-type="string">
            <text:p text:style-name="P8">2</text:p>
          </table:table-cell>
          <table:table-cell table:style-name="Table2.B2" office:value-type="string">
            <text:p text:style-name="P8">Illegal operation on this channel</text:p>
          </table:table-cell>
        </table:table-row>
        <table:table-row>
          <table:table-cell table:style-name="Table2.A2" office:value-type="string">
            <text:p text:style-name="P8"><text:span text:style-name="T3">≥</text:span>3</text:p>
          </table:table-cell>
          <table:table-cell table:style-name="Table2.B2" office:value-type="string">
            <text:p text:style-name="P8">IOOP error code</text:p>
          </table:table-cell>
        </table:table-row>
      </table:table>
      <text:p text:style-name="P5"/>
      <text:p text:style-name="P4">Table 3 – IOOP Return Values</text:p>
      <text:p text:style-name="P5"/>
      <text:p text:style-name="P7">The Grand I/O System Implementation</text:p>
      <text:p text:style-name="P5">The grandios implementation began as a port of F4IO by translating it to C and making some extensions to make it convenient to use on modern personal computers. Portability has been preserved by adhering strictly to ANSI Standard C. The number of channels has been expanded to ten, including channel number 0 as the null channel. Channel 0 was handled as a special case in F4IO. Channels 1 through 4 have the same default functionality as in Table 1, where now channel 1 maps to stdin, channel 3 to stdout, and channel 4 to stderr. Channel 2 can be used as a scratch file as well as the added channel 5 through 9. The channels can be attached to file names be position dependent command line arguments as in this example:</text:p>
      <text:p text:style-name="P5"/>
      <text:p text:style-name="P10">stg2 chan1.txt chan2.txt chan3.txt chan4.txt</text:p>
      <text:p text:style-name="P11"><text:soft-page-break/>If a channel position is to be skipped a – is but in its place. So, for example, if stage2 is to be run and no scratch channel is needed the command line would be:</text:p>
      <text:p text:style-name="P11"/>
      <text:p text:style-name="P10">stg2 chan1.txt - chan3.txt chan4.txt</text:p>
      <text:p text:style-name="P11"/>
      <text:p text:style-name="P11">In both of these examples it is assumed stage2 is compiled with the grandios module as its I/O system, chan1.txt is the file of stage2 macro definitions and macro calls, chan3.txt is the macro expansion output, and chan4.txt will contain and error messages.</text:p>
      <text:p text:style-name="P11"/>
      <text:p text:style-name="P11">Channel configuration is stored in a struct defined in grandios.h as follows:</text:p>
      <text:p text:style-name="P11"/>
      <text:p text:style-name="P10">struct CHAN {</text:p>
      <text:p text:style-name="P10"><text:s text:c="4"/>char r; <text:s text:c="12"/>/* read access */</text:p>
      <text:p text:style-name="P10"><text:s text:c="4"/>char w; <text:s text:c="12"/>/* write access */</text:p>
      <text:p text:style-name="P10"><text:s text:c="4"/>char o; <text:s text:c="12"/>/* open access */</text:p>
      <text:p text:style-name="P10"><text:s text:c="4"/>char c; <text:s text:c="12"/>/* control access */</text:p>
      <text:p text:style-name="P10"><text:s text:c="4"/>char s; <text:s text:c="12"/>/* status */</text:p>
      <text:p text:style-name="P10"><text:s text:c="4"/>FILE* fp; <text:s text:c="10"/>/* stream file pointer */</text:p>
      <text:p text:style-name="P10"><text:s text:c="4"/>char *pFile; <text:s text:c="7"/>/* pointer to filename */</text:p>
      <text:p text:style-name="P10">};</text:p>
      <text:p text:style-name="P12"/>
      <text:p text:style-name="P11">Where the read, write, open, control, and status codes are as defined in Table 2. The stream file pointer fp is set when a file is opened on the channel, and pFile is a pointer to the filename, set when a filename is provided on the command line or by other means. The channel attributes are set to defaults in a struct declaration in grandios.c as follows:</text:p>
      <text:p text:style-name="P11"/>
      <text:p text:style-name="P10">struct CHAN chan[MAXCHAN+1] =</text:p>
      <text:p text:style-name="P10">{</text:p>
      <text:p text:style-name="P10">/* <text:s text:c="3"/>r <text:s/>w <text:s/>o <text:s/>c <text:s/>s <text:s/>fp <text:s text:c="3"/>pFile <text:s text:c="6"/>chan use <text:s text:c="4"/>stream */</text:p>
      <text:p text:style-name="P10"><text:s text:c="4"/>{ 0, 0, 0, 0, 0, NULL, NULL }, <text:s text:c="2"/>/* 0 <text:s/>nullchan <text:s text:c="7"/>*/</text:p>
      <text:p text:style-name="P10"><text:s text:c="4"/>{ 1, 0, 0, 1, 1, NULL, NULL }, <text:s text:c="2"/>/* 1 <text:s/>input <text:s text:c="3"/>stdin <text:s/>*/</text:p>
      <text:p text:style-name="P10"><text:s text:c="4"/>{ 1, 1, 1, 2, 1, NULL, NULL }, <text:s text:c="2"/>/* 2 <text:s/>scratch <text:s text:c="8"/>*/</text:p>
      <text:p text:style-name="P10"><text:s text:c="4"/>{ 0, 1, 0, 2, 1, NULL, NULL }, <text:s text:c="2"/>/* 3 <text:s/>output <text:s text:c="2"/>stdout */</text:p>
      <text:p text:style-name="P10"><text:s text:c="4"/>{ 0, 3, 0, 0, 1, NULL, NULL }, <text:s text:c="2"/>/* 4 <text:s/>error <text:s text:c="3"/>stderr */</text:p>
      <text:p text:style-name="P10"><text:s text:c="4"/>{ 1, 1, 1, 2, 1, NULL, NULL }, <text:s text:c="2"/>/* 5 <text:s/>scratch <text:s/>*/</text:p>
      <text:p text:style-name="P10"><text:s text:c="4"/>{ 1, 1, 1, 2, 1, NULL, NULL }, <text:s text:c="2"/>/* 6 <text:s/>scratch <text:s/>*/</text:p>
      <text:p text:style-name="P10"><text:s text:c="4"/>{ 1, 1, 1, 2, 1, NULL, NULL }, <text:s text:c="2"/>/* 7 <text:s/>scratch <text:s/>*/</text:p>
      <text:p text:style-name="P10"><text:s text:c="4"/>{ 1, 1, 1, 2, 1, NULL, NULL }, <text:s text:c="2"/>/* 8 <text:s/>scratch <text:s/>*/</text:p>
      <text:p text:style-name="P10"><text:s text:c="4"/>{ 1, 1, 1, 2, 1, NULL, NULL }, <text:s text:c="2"/>/* 9 <text:s/>scratch <text:s/>*/</text:p>
      <text:p text:style-name="P10">};</text:p>
      <text:p text:style-name="P11"/>
      <text:p text:style-name="P11">Where MAXCHAN is defined as 9 in grandios.h.</text:p>
      <text:p text:style-name="P11"/>
      <text:p text:style-name="P11">The MPS design uses a LINE buffer to store the result of a read operation, and to accumulate the output for a write operation. The LINE buffer in C is an array of up to 120 ASCII characters, plus space for a newline character and a null terminating character, in other words, a total of up to 122 characters. Another line buffer called MB is used for formatted error messages in the Stage 2 macro process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Nimbus Sans L" svg:font-family="'Nimbus Sans L'" style:font-family-generic="swiss" style:font-pitch="variable"/>
    <style:font-face style:name="Albany AMT1" svg:font-family="'Albany AMT'"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letter-kerning="true" style:font-name-asian="Albany AMT1" style:font-size-asian="10.5pt" style:language-asian="zxx" style:country-asian="none" style:font-name-complex="Albany AMT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lbany AMT1" style:font-size-asian="14pt" style:font-name-complex="Albany AMT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Apr 21, 2009<text:tab/><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1505</meta:generator>
    <meta:creation-date>2008-12-15T17:27:28</meta:creation-date>
    <dc:date>2012-04-16T11:48:34</dc:date>
    <meta:print-date>2008-12-25T12:39:09</meta:print-date>
    <meta:editing-cycles>12</meta:editing-cycles>
    <meta:editing-duration>P12DT18H44M43S</meta:editing-duration>
    <meta:document-statistic meta:table-count="3" meta:image-count="0" meta:object-count="0" meta:page-count="3" meta:paragraph-count="110" meta:word-count="1162" meta:character-count="6431" meta:non-whitespace-character-count="5151"/>
    <dc:creator>Randyl Britten</dc:creator>
    <meta:user-defined meta:name="Info 1"/>
    <meta:user-defined meta:name="Info 2"/>
    <meta:user-defined meta:name="Info 3"/>
    <meta:user-defined meta:name="Info 4"/>
  </office:meta>
</office:document-meta>
</file>